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2.6508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0.9217in"/>
    </style:style>
    <style:style style:name="co8" style:family="table-column">
      <style:table-column-properties fo:break-before="auto" style:column-width="0.8791in"/>
    </style:style>
    <style:style style:name="co9" style:family="table-column">
      <style:table-column-properties fo:break-before="auto" style:column-width="1.1181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1.5575in"/>
    </style:style>
    <style:style style:name="co12" style:family="table-column">
      <style:table-column-properties fo:break-before="auto" style:column-width="0.4752in"/>
    </style:style>
    <style:style style:name="co13" style:family="table-column">
      <style:table-column-properties fo:break-before="auto" style:column-width="0.753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00" style:font-name="Liberation Sans" style:font-name-asian="DejaVu Sans" style:font-name-complex="Lohit Hindi"/>
    </style:style>
    <style:style style:name="ce2" style:family="table-cell" style:parent-style-name="Default">
      <style:text-properties fo:color="#dc2300"/>
    </style:style>
    <style:style style:name="ce3" style:family="table-cell" style:parent-style-name="Default">
      <style:text-properties fo:color="#b84747" style:font-name="Liberation Sans" style:font-name-asian="DejaVu Sans" style:font-name-complex="Lohit Hindi"/>
    </style:style>
    <style:style style:name="ce4" style:family="table-cell" style:parent-style-name="Default">
      <style:text-properties fo:color="#b84747"/>
    </style:style>
    <style:style style:name="ce5" style:family="table-cell" style:parent-style-name="Default">
      <style:text-properties style:font-name="Liberation Sans" fo:language="en" fo:country="US" style:font-name-asian="Liberation Sans" style:language-asian="en" style:country-asian="US" style:font-name-complex="Liberation Sans" style:language-complex="en" style:country-complex="US"/>
    </style:style>
  </office:automatic-styles>
  <office:body>
    <office:spreadsheet>
      <table:table table:name="menu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ss_id</text:p>
          </table:table-cell>
          <table:table-cell office:value-type="string">
            <text:p>menu_desc</text:p>
          </table:table-cell>
          <table:table-cell office:value-type="string">
            <text:p>css_class</text:p>
          </table:table-cell>
          <table:table-cell office:value-type="string">
            <text:p>sort</text:p>
          </table:table-cell>
          <table:table-cell office:value-type="string">
            <text:p>form_actio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in_menu</text:p>
          </table:table-cell>
          <table:table-cell office:value-type="string">
            <text:p>IWP Main Menu</text:p>
          </table:table-cell>
          <table:table-cell office:value-type="string">
            <text:p>side_menu</text:p>
          </table:table-cell>
          <table:table-cell office:value-type="float" office:value="1">
            <text:p>1</text:p>
          </table:table-cell>
          <table:table-cell office:value-type="string">
            <text:p>iwp_data/iwpMap</text:p>
          </table:table-cell>
        </table:table-row>
        <table:table-row table:style-name="ro3">
          <table:table-cell table:number-columns-repeated="6"/>
        </table:table-row>
        <table:table-row table:style-name="ro4" table:number-rows-repeated="3">
          <table:table-cell table:number-columns-repeated="6"/>
        </table:table-row>
        <table:table-row table:style-name="ro3">
          <table:table-cell table:number-columns-repeated="6"/>
        </table:table-row>
        <table:table-row table:style-name="ro4">
          <table:table-cell table:number-columns-repeated="6"/>
        </table:table-row>
        <table:table-row table:style-name="ro3" table:number-rows-repeated="1048567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menu_items" table:style-name="ta1">
        <office:forms form:automatic-focus="false" form:apply-design-mode="false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menu_id</text:p>
          </table:table-cell>
          <table:table-cell office:value-type="string">
            <text:p>child_of</text:p>
          </table:table-cell>
          <table:table-cell office:value-type="string">
            <text:p>sort</text:p>
          </table:table-cell>
          <table:table-cell office:value-type="string">
            <text:p>menu_item_text</text:p>
          </table:table-cell>
          <table:table-cell office:value-type="string">
            <text:p>menu_item_desc</text:p>
          </table:table-cell>
          <table:table-cell office:value-type="string">
            <text:p>url</text:p>
          </table:table-cell>
          <table:table-cell office:value-type="string">
            <text:p>target</text:p>
          </table:table-cell>
          <table:table-cell office:value-type="string">
            <text:p>css_class</text:p>
          </table:table-cell>
          <table:table-cell office:value-type="string">
            <text:p>control_type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Gender</text:p>
          </table:table-cell>
          <table:table-cell/>
          <table:table-cell table:style-name="ce5" office:value-type="string">
            <text:p>/IWPData/index.php/home</text:p>
          </table:table-cell>
          <table:table-cell office:value-type="string">
            <text:p>_self</text:p>
          </table:table-cell>
          <table:table-cell office:value-type="string">
            <text:p>menu_item</text:p>
          </table:table-cell>
          <table:table-cell office:value-type="string">
            <text:p>title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style-name="ce2" office:value-type="string">
            <text:p>Male</text:p>
          </table:table-cell>
          <table:table-cell/>
          <table:table-cell office:value-type="string">
            <text:p>#</text:p>
          </table:table-cell>
          <table:table-cell office:value-type="string">
            <text:p>_self</text:p>
          </table:table-cell>
          <table:table-cell/>
          <table:table-cell office:value-type="string">
            <text:p>radio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string">
            <text:p>Female</text:p>
          </table:table-cell>
          <table:table-cell/>
          <table:table-cell office:value-type="string">
            <text:p>#</text:p>
          </table:table-cell>
          <table:table-cell office:value-type="string">
            <text:p>_self</text:p>
          </table:table-cell>
          <table:table-cell/>
          <table:table-cell office:value-type="string">
            <text:p>radio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4" office:value-type="string">
            <text:p>Languages</text:p>
          </table:table-cell>
          <table:table-cell/>
          <table:table-cell office:value-type="string">
            <text:p>#</text:p>
          </table:table-cell>
          <table:table-cell office:value-type="string">
            <text:p>_self</text:p>
          </table:table-cell>
          <table:table-cell/>
          <table:table-cell office:value-type="string">
            <text:p>title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4" office:value-type="string">
            <text:p>Single Language (choose)</text:p>
          </table:table-cell>
          <table:table-cell/>
          <table:table-cell office:value-type="string">
            <text:p>#</text:p>
          </table:table-cell>
          <table:table-cell office:value-type="string">
            <text:p>_self</text:p>
          </table:table-cell>
          <table:table-cell/>
          <table:table-cell office:value-type="string">
            <text:p>radio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4" office:value-type="string">
            <text:p>Multiple Language</text:p>
          </table:table-cell>
          <table:table-cell/>
          <table:table-cell office:value-type="string">
            <text:p>#</text:p>
          </table:table-cell>
          <table:table-cell office:value-type="string">
            <text:p>_self</text:p>
          </table:table-cell>
          <table:table-cell/>
          <table:table-cell table:style-name="ce5" office:value-type="string">
            <text:p>radio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4" office:value-type="string">
            <text:p>Choose</text:p>
          </table:table-cell>
          <table:table-cell/>
          <table:table-cell office:value-type="string">
            <text:p>#</text:p>
          </table:table-cell>
          <table:table-cell office:value-type="string">
            <text:p>_self</text:p>
          </table:table-cell>
          <table:table-cell/>
          <table:table-cell office:value-type="string">
            <text:p>titl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Afrikaans</text:p>
          </table:table-cell>
          <table:table-cell table:number-columns-repeated="2"/>
          <table:table-cell office:value-type="string">
            <text:p>_self</text:p>
          </table:table-cell>
          <table:table-cell/>
          <table:table-cell office:value-type="string">
            <text:p>dropdow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Albanian</text:p>
          </table:table-cell>
          <table:table-cell/>
          <table:table-cell office:value-type="string">
            <text:p>#</text:p>
          </table:table-cell>
          <table:table-cell office:value-type="string">
            <text:p>_self</text:p>
          </table:table-cell>
          <table:table-cell/>
          <table:table-cell office:value-type="string">
            <text:p>dropdow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Arabic</text:p>
          </table:table-cell>
          <table:table-cell/>
          <table:table-cell office:value-type="string">
            <text:p>#</text:p>
          </table:table-cell>
          <table:table-cell office:value-type="string">
            <text:p>_self</text:p>
          </table:table-cell>
          <table:table-cell/>
          <table:table-cell office:value-type="string">
            <text:p>dropdow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Armen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Basque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Belarus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Bengali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Bulgar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Burmese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Catal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Chinese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Croat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string">
            <text:p>Czech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Danish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string">
            <text:p>Dutch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English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string">
            <text:p>Eston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string">
            <text:p>Filipino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string">
            <text:p>Finnish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Flemish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string">
            <text:p>French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string">
            <text:p>Georg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string">
            <text:p>Germ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string">
            <text:p>Greek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string">
            <text:p>Hebrew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string">
            <text:p>Hindi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string">
            <text:p>Hungar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string">
            <text:p>Icelandic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string">
            <text:p>Indones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Ital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string">
            <text:p>Japanese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string">
            <text:p>Kannada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string">
            <text:p>Khmer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string">
            <text:p>Kore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string">
            <text:p>Lao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string">
            <text:p>Latv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string">
            <text:p>Lithuan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string">
            <text:p>Macedon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string">
            <text:p>Malay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string">
            <text:p>Maltese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1">
            <text:p>41</text:p>
          </table:table-cell>
          <table:table-cell office:value-type="string">
            <text:p>Mongol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2">
            <text:p>42</text:p>
          </table:table-cell>
          <table:table-cell office:value-type="string">
            <text:p>Nepali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string">
            <text:p>Norweg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string">
            <text:p>Pers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>
            <text:p>Polish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string">
            <text:p>Portuguese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string">
            <text:p>Roman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string">
            <text:p>Russ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string">
            <text:p>Serb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string">
            <text:p>Sinhalese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string">
            <text:p>Slovak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string">
            <text:p>Sloven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string">
            <text:p>Spanish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4">
            <text:p>54</text:p>
          </table:table-cell>
          <table:table-cell office:value-type="string">
            <text:p>Swedish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string">
            <text:p>Tamil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 office:value-type="string">
            <text:p>Thai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string">
            <text:p>Turkish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string">
            <text:p>Ukraini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string">
            <text:p>Urdu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0">
            <text:p>60</text:p>
          </table:table-cell>
          <table:table-cell office:value-type="string">
            <text:p>Vietnamese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string">
            <text:p>Welsh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office:value-type="string">
            <text:p>Yiddish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gion</text:p>
          </table:table-cell>
          <table:table-cell table:number-columns-repeated="4"/>
          <table:table-cell office:value-type="string">
            <text:p>title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Australia and New Zealand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string">
            <text:p>Central Asia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string">
            <text:p>Eastern Africa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office:value-type="string">
            <text:p>Eastern Asia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string">
            <text:p>Eastern Europe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string">
            <text:p>Latin America and the Caribbean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string">
            <text:p>Melanesia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string">
            <text:p>Middle Africa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string">
            <text:p>Northern Africa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string">
            <text:p>Northern America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1">
            <text:p>11</text:p>
          </table:table-cell>
          <table:table-cell office:value-type="string">
            <text:p>Northern Europe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outh-Eastern Asia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string">
            <text:p>Southern Africa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string">
            <text:p>Southern Asia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string">
            <text:p>Southern Europe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string">
            <text:p>Western Africa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7">
            <text:p>17</text:p>
          </table:table-cell>
          <table:table-cell office:value-type="string">
            <text:p>Western Asia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string">
            <text:p>Western Europe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Continent</text:p>
          </table:table-cell>
          <table:table-cell table:number-columns-repeated="4"/>
          <table:table-cell office:value-type="string">
            <text:p>title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string">
            <text:p>Africa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string">
            <text:p>Americas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string">
            <text:p>Asia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string">
            <text:p>Europe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string">
            <text:p>Oceania</text:p>
          </table:table-cell>
          <table:table-cell table:number-columns-repeated="4"/>
          <table:table-cell office:value-type="string">
            <text:p>dropdown</text:p>
          </table:table-cell>
        </table:table-row>
        <table:table-row table:style-name="ro3" table:number-rows-repeated="1048480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 style:data-style-name="N2" text:time-value="0000-00-00T16:44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MacOSX_x86 LibreOffice_project/9e9821abd0ffdbc09cd8c52eaa574fa09eb08f2</meta:generator>
    <dc:date>2013-10-22T17:59:51</dc:date>
    <meta:editing-duration>PT2H27M53S</meta:editing-duration>
    <meta:editing-cycles>16</meta:editing-cycles>
    <meta:document-statistic meta:table-count="2" meta:cell-count="602" meta:object-count="0"/>
  </office:meta>
</office:document-meta>
</file>